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or qué los individuos son diferentes (y por qué eso es valioso)</text:span></text:h>
      <text:p text:style-name="Text_20_body">En la naturaleza no hay dos hojas exactamente iguales, ni dos copos de nieve idénticos, ni dos personas con la misma historia. La <text:span text:style-name="Strong_20_Emphasis">diferencia</text:span> no es una anomalía: es el patrón de la vida. Si la vida decidió organizarse en individuos, también decidió que esos individuos <text:span text:style-name="Strong_20_Emphasis">no fueran copias perfectas</text:span>. Y no lo hizo por capricho; lo hizo porque la diferencia es el combustible que mueve su motor de exploración, aprendizaje y resiliencia.</text:p>
      <text:p text:style-name="Horizontal_20_Line"/>
      <text:h text:style-name="Heading_20_4" text:outline-level="4">1) De dónde viene la diferencia</text:h>
      <text:p text:style-name="Text_20_body"><text:span text:style-name="Strong_20_Emphasis">a) Barajar el mazo genético (ADN y reproducción)</text:span><text:line-break/>Cada individuo porta un conjunto único de instrucciones biológicas. En especies con reproducción sexual, el ADN de la descendencia es una <text:span text:style-name="Strong_20_Emphasis">combinación</text:span> del de sus progenitores: se barajan y recombinan segmentos de información como si mezcláramos dos mazos de cartas. A esto se suman <text:span text:style-name="Strong_20_Emphasis">mutaciones</text:span>, pequeños cambios espontáneos que introducen cartas nuevas en el mazo. En organismos que se reproducen asexualmente, también hay variaciones —por mutación o por procesos celulares—, aunque se generen a otro ritmo. Resultado: cada nacimiento añade <text:span text:style-name="Strong_20_Emphasis">una versión inédita</text:span> al catálogo de la vida.</text:p>
      <text:p text:style-name="Text_20_body"><text:span text:style-name="Strong_20_Emphasis">b) Interruptores que se encienden y se apagan (epigenética)</text:span><text:line-break/>No toda la diferencia está “escrita” como letras nuevas. Existen <text:span text:style-name="Strong_20_Emphasis">interruptores químicos</text:span> que regulan qué partes del ADN se leen con más o menos intensidad. Esos ajustes —influenciados por nutrición, estrés, temperatura, etc.— no cambian el libro, pero sí <text:span text:style-name="Strong_20_Emphasis">cómo se interpreta</text:span>. Dos individuos con un ADN parecido pueden expresarlo de maneras muy distintas.</text:p>
      <text:p text:style-name="Text_20_body"><text:span text:style-name="Strong_20_Emphasis">c) Microvariaciones del desarrollo (el camino de formar un cuerpo)</text:span><text:line-break/>Aun con el mismo plano general, <text:span text:style-name="Strong_20_Emphasis">formar un organismo es un proceso sensible a pequeñas fluctuaciones</text:span>. Millones de decisiones celulares suceden en paralelo; minúsculos desvíos en tiempos y concentraciones crean <text:span text:style-name="Strong_20_Emphasis">matices irrepetibles</text:span> en forma, fisiología y comportamiento.</text:p>
      <text:p text:style-name="Text_20_body"><text:span text:style-name="Strong_20_Emphasis">d) Ambiente, experiencias y aprendizaje</text:span><text:line-break/>El lugar donde se vive, lo que se come, la temperatura, la altura, los vínculos, la cultura, el entrenamiento… Todo eso <text:span text:style-name="Strong_20_Emphasis">modula</text:span> al individuo a lo largo de su vida. El cuerpo cambia, el cerebro aprende, los hábitos se consolidan. Incluso el <text:span text:style-name="Strong_20_Emphasis">microbioma</text:span> (los microorganismos que nos habitan) aporta variaciones adicionales que afectan salud y conducta.</text:p>
      <text:p text:style-name="Text_20_body"><text:span text:style-name="Strong_20_Emphasis">e) Azar y ruido útil</text:span><text:line-break/>A escala microscópica, muchos procesos biológicos incluyen <text:span text:style-name="Strong_20_Emphasis">fluctuaciones aleatorias</text:span>. Ese “ruido” no es un error: introduce pequeñas diferencias entre individuos que, a veces, resultan ventajosas cuando el entorno cambia de forma inesperada.</text:p>
      <text:p text:style-name="Text_20_body">En conjunto, estos factores —genética, regulación, desarrollo, ambiente, experiencia y azar— hacen que <text:span text:style-name="Strong_20_Emphasis">ningún individuo sea clon funcional de otro</text:span>, aunque se parezcan. La vida se asegura así un abanico amplio de posibilidades.</text:p>
      <text:p text:style-name="Horizontal_20_Line"/>
      <text:h text:style-name="Heading_20_4" text:outline-level="4"><text:soft-page-break/>2) Cómo se manifiesta la diferencia</text:h>
      <text:p text:style-name="Text_20_body">La diferencia se nota en lo <text:span text:style-name="Strong_20_Emphasis">visible</text:span> (tamaño, color, forma), en lo <text:span text:style-name="Strong_20_Emphasis">fisiológico</text:span> (metabolismo, inmunidad), en lo <text:span text:style-name="Strong_20_Emphasis">conductual</text:span> (temperamento, estrategias de búsqueda, modos de cooperación) y en lo <text:span text:style-name="Strong_20_Emphasis">cognitivo/cultural</text:span> (lenguas, técnicas, tradiciones). Todo eso constituye el <text:span text:style-name="Strong_20_Emphasis">fenotipo</text:span>: la forma concreta en que se expresa la vida en cada individuo.</text:p>
      <text:p text:style-name="Horizontal_20_Line"/>
      <text:h text:style-name="Heading_20_4" text:outline-level="4">3) Para qué sirve la diferencia: el valor estratégico</text:h>
      <text:p text:style-name="Text_20_body"><text:span text:style-name="Strong_20_Emphasis">a) Exploración concurrente del espacio de soluciones</text:span><text:line-break/>Un mundo incierto pide respuestas múltiples. Si todos los individuos fueran iguales, el sistema solo probaría <text:span text:style-name="Strong_20_Emphasis">una estrategia</text:span>. Con individuos diferentes, la vida prueba <text:span text:style-name="Strong_20_Emphasis">muchas</text:span> a la vez. Algunos fracasan, otros triunfan; el sistema <text:span text:style-name="Strong_20_Emphasis">aprende</text:span> con rapidez porque está explorando en paralelo. La diversidad es el “multihilo” de la vida.</text:p>
      <text:p text:style-name="Text_20_body"><text:span text:style-name="Strong_20_Emphasis">b) Resiliencia y seguros de vida (redundancia diferenciada)</text:span><text:line-break/>La redundancia no es solo tener muchas copias; es tener <text:span text:style-name="Strong_20_Emphasis">copias distintas</text:span>. Cuando llega una crisis —frío extremo, enfermedad, sequía—, la probabilidad de que <text:span text:style-name="Strong_20_Emphasis">alguna variante</text:span> resista es mucho mayor. La diversidad actúa como una <text:span text:style-name="Strong_20_Emphasis">póliza colectiva</text:span>: protege al conjunto ante golpes que ninguna estrategia única podría soportar.</text:p>
      <text:p text:style-name="Text_20_body"><text:span text:style-name="Strong_20_Emphasis">c) Adaptación rápida y plasticidad</text:span><text:line-break/>La <text:span text:style-name="Strong_20_Emphasis">plasticidad</text:span> es la capacidad de ajustar la forma de ser según las circunstancias. Al combinar plasticidad individual con diversidad entre individuos, la vida logra <text:span text:style-name="Strong_20_Emphasis">ajustes rápidos</text:span> sin esperar a cambios profundos en el ADN. Así, algunas diferencias funcionan como <text:span text:style-name="Strong_20_Emphasis">botones</text:span> que el entorno puede pulsar para adaptar al individuo en tiempo real.</text:p>
      <text:p text:style-name="Text_20_body"><text:span text:style-name="Strong_20_Emphasis">d) Especialización y cooperación</text:span><text:line-break/>La diferencia permite <text:span text:style-name="Strong_20_Emphasis">reparto de tareas</text:span>. En una colmena, no todas las abejas hacen lo mismo; en un ecosistema, no todas las especies ocupan el mismo nicho; en un equipo humano, no todos piensan o trabajan igual. Esa <text:span text:style-name="Strong_20_Emphasis">complementariedad</text:span> eleva la eficiencia del conjunto: lo que a uno se le da mal, otro lo compensa.</text:p>
      <text:p text:style-name="Text_20_body"><text:span text:style-name="Strong_20_Emphasis">e) Innovación emergente</text:span><text:line-break/>Las novedades grandes suelen nacer de <text:span text:style-name="Strong_20_Emphasis">recombinar diferencias</text:span>. Habilidades, rasgos o ideas que surgieron para un propósito terminan sirviendo para otro (lo que antes ayudaba a regular la temperatura hoy permite volar, por ejemplo). Cuanta más diversidad haya, <text:span text:style-name="Strong_20_Emphasis">más combinaciones</text:span> se pueden probar, y más probable es que emerjan <text:span text:style-name="Strong_20_Emphasis">soluciones sorprendentes</text:span>.</text:p>
      <text:p text:style-name="Text_20_body"><text:span text:style-name="Strong_20_Emphasis">f) Antifragilidad</text:span><text:line-break/>Un sistema <text:span text:style-name="Strong_20_Emphasis">antifrágil</text:span> no solo resiste los shocks: <text:span text:style-name="Strong_20_Emphasis">mejora</text:span> gracias a ellos. La diversidad es clave para esa propiedad: estresa al sistema, selecciona lo que funciona, descarta lo que no, y <text:span text:style-name="Strong_20_Emphasis">refuerza</text:span> los componentes que demostraron valor ante la perturbación.</text:p>
      <text:p text:style-name="Horizontal_20_Line"/>
      <text:h text:style-name="Heading_20_4" text:outline-level="4"><text:soft-page-break/>4) Diferencia no es desorden: es diseño</text:h>
      <text:p text:style-name="Text_20_body">Desde afuera, la diversidad puede parecer <text:span text:style-name="Strong_20_Emphasis">ruido</text:span>. Pero en realidad es una <text:span text:style-name="Strong_20_Emphasis">estrategia de diseño</text:span>. La vida genera variación de manera <text:span text:style-name="Strong_20_Emphasis">controlada</text:span> (por recombinación, regulación, plasticidad) y <text:span text:style-name="Strong_20_Emphasis">no controlada</text:span> (por mutación, azar). Luego dispone <text:span text:style-name="Strong_20_Emphasis">filtros</text:span>: selección natural, aprendizaje, normas sociales, cooperación, competencia. La combinación de <text:span text:style-name="Strong_20_Emphasis">variar + filtrar</text:span> mantiene el sistema creativo, robusto y orientado.</text:p>
      <text:p text:style-name="Horizontal_20_Line"/>
      <text:h text:style-name="Heading_20_4" text:outline-level="4">5) Costes y equilibrios de la diferencia</text:h>
      <text:p text:style-name="Text_20_body">La diferencia tiene <text:span text:style-name="Strong_20_Emphasis">costes</text:span>: puede generar conflicto, incompatibilidades o ineficiencias locales. Por eso la vida despliega <text:span text:style-name="Strong_20_Emphasis">mecanismos de compatibilidad</text:span>: señales, lenguajes, empatía, normas, simbiosis, negociación, división de nichos, e incluso <text:span text:style-name="Strong_20_Emphasis">poda</text:span> (cuando el sistema descarta variantes que bloquean el flujo). El equilibrio sano no es uniformidad ni caos: es <text:span text:style-name="Strong_20_Emphasis">diversidad con cohesión</text:span>.</text:p>
      <text:p text:style-name="Horizontal_20_Line"/>
      <text:h text:style-name="Heading_20_4" text:outline-level="4">6) Conexión con nuestro modelo: individuos como nodos variados</text:h>
      <text:p text:style-name="Text_20_body">En el sistema lógico que estamos construyendo, cada individuo es un <text:span text:style-name="Strong_20_Emphasis">nodo</text:span> que ejecuta un paso del cálculo y porta una porción de memoria. Que esos nodos sean <text:span text:style-name="Strong_20_Emphasis">diferentes</text:span> multiplica la capacidad del sistema para:</text:p>
      <text:list xml:id="list1430927619" text:style-name="L1">
        <text:list-item>
          <text:p text:style-name="P1"><text:span text:style-name="Strong_20_Emphasis">Explorar</text:span> (muchas rutas a la vez).</text:p>
        </text:list-item>
        <text:list-item>
          <text:p text:style-name="P1"><text:span text:style-name="Strong_20_Emphasis">Recordar</text:span> (memoria distribuida en versiones ligeramente distintas).</text:p>
        </text:list-item>
        <text:list-item>
          <text:p text:style-name="P1"><text:span text:style-name="Strong_20_Emphasis">Reducir complejidad</text:span> (problemas grandes divididos en microestrategias diversas).</text:p>
        </text:list-item>
        <text:list-item>
          <text:p text:style-name="P1"><text:span text:style-name="Strong_20_Emphasis">Escalar</text:span> (más nodos, más variantes, más potencia).</text:p>
        </text:list-item>
        <text:list-item>
          <text:p text:style-name="P1"><text:span text:style-name="Strong_20_Emphasis">Sobrevivir</text:span> (redundancia diferenciada ante fallos locales).</text:p>
        </text:list-item>
        <text:list-item>
          <text:p text:style-name="P1"><text:span text:style-name="Strong_20_Emphasis">Innovar</text:span> (recombinación de rasgos y estrategias).</text:p>
        </text:list-item>
      </text:list>
      <text:p text:style-name="Text_20_body">En términos informáticos, la diversidad es a la vida lo que la <text:span text:style-name="Strong_20_Emphasis">aleatoriedad controlada</text:span> y la <text:span text:style-name="Strong_20_Emphasis">población variada</text:span> son a los algoritmos evolutivos: lo que evita el estancamiento en soluciones mediocres y permite <text:span text:style-name="Strong_20_Emphasis">encontrar óptimos mejores</text:span>.</text:p>
      <text:p text:style-name="Horizontal_20_Line"/>
      <text:h text:style-name="Heading_20_4" text:outline-level="4">7) Una ética de la diferencia</text:h>
      <text:p text:style-name="Text_20_body">Aunque nuestro objetivo es técnico y científico, hay una consecuencia humana: <text:span text:style-name="Strong_20_Emphasis">reconocer el valor de la diferencia cambia cómo nos tratamos</text:span>. Entender que la diversidad no es un defecto, sino <text:span text:style-name="Strong_20_Emphasis">la fuente de potencia del sistema</text:span>, invita a protegerla —en ecosistemas, culturas, ideas—. Cuando cuidamos la diversidad, <text:span text:style-name="Strong_20_Emphasis">fortalecemos</text:span> la capacidad de la vida (y de nuestras sociedades) para aprender, adaptarse y crear.</text:p>
      <text:p text:style-name="Horizontal_20_Line"/>
      <text:h text:style-name="Heading_20_3" text:outline-level="3"><text:soft-page-break/>Idea central para llevarse</text:h>
      <text:p text:style-name="Text_20_body">Los individuos son diferentes porque la vida <text:span text:style-name="Strong_20_Emphasis">necesita</text:span> que lo sean. La variación proviene de múltiples capas —genética, regulación, desarrollo, ambiente, experiencia y azar— y se expresa como un abanico de formas de ser. Esa diferencia <text:span text:style-name="Strong_20_Emphasis">agrega valor</text:span>: permite explorar, resistir, cooperar, innovar y, en última instancia, <text:span text:style-name="Strong_20_Emphasis">permanecer</text:span>. La diversidad no es un ruido que hay que eliminar; es el <text:span text:style-name="Strong_20_Emphasis">lenguaje</text:span> en el que la vida escribe sus solucion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6T17:06:43.597000000</meta:creation-date>
    <dc:date>2025-09-06T17:19:43.572000000</dc:date>
    <meta:editing-duration>PT2M49S</meta:editing-duration>
    <meta:editing-cycles>1</meta:editing-cycles>
    <meta:document-statistic meta:table-count="0" meta:image-count="0" meta:object-count="0" meta:page-count="4" meta:paragraph-count="35" meta:word-count="1209" meta:character-count="7952" meta:non-whitespace-character-count="6787"/>
    <meta:generator>LibreOffice/7.3.5.2$Windows_X86_64 LibreOffice_project/184fe81b8c8c30d8b5082578aee2fed2ea847c01</meta:generator>
  </office:meta>
</office:document-meta>
</file>